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13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false"/>
    </style:style>
    <style:style style:name="ro2" style:family="table-row">
      <style:table-row-properties style:row-height="1.914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3.828cm" fo:break-before="auto" style:use-optimal-row-height="true"/>
    </style:style>
    <style:style style:name="ro6" style:family="table-row">
      <style:table-row-properties style:row-height="2.872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Для операторов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10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 table:number-columns-spanned="33" table:number-rows-spanned="1">
            <text:p><text:span text:style-name="T1">ТО обрабатывающего центра с ЧПУ INTERMAC Master 23 инв.№55550160</text:span> для операторов 1-я смена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/>
          <table:table-cell table:style-name="ce6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 table:number-columns-spanned="1" table:number-rows-spanned="2">
            <text:p>№ п.п.</text:p>
          </table:table-cell>
          <table:table-cell table:style-name="ce17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22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22"/>
          <table:table-cell table:number-columns-repeated="991"/>
        </table:table-row>
        <table:table-row table:style-name="ro4">
          <table:covered-table-cell table:number-columns-repeated="2" table:style-name="ce17"/>
          <table:table-cell table:style-name="ce3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991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Очистка станка, ведущих деталей рабочей головы, электрошпинделя, инструментов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/>
          <table:table-cell table:style-name="ce12"/>
          <table:table-cell table:style-name="ce14"/>
          <table:table-cell table:style-name="ce15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/>
          <table:table-cell table:number-columns-repeated="99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Очистка рабочего стола и защиты из ударопрочного поликарбоната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/>
          <table:table-cell table:style-name="ce12"/>
          <table:table-cell table:style-name="ce14"/>
          <table:table-cell table:style-name="ce15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/>
          <table:table-cell table:number-columns-repeated="99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Очистка присосок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4" table:number-columns-repeated="2"/>
          <table:table-cell table:number-columns-repeated="5" table:style-name="ce4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/>
          <table:table-cell table:style-name="ce12"/>
          <table:table-cell table:style-name="ce14"/>
          <table:table-cell table:style-name="ce15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/>
          <table:table-cell table:number-columns-repeated="991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Очистка фильтра внутренней охлаждающей воды инструмента</text:p>
          </table:table-cell>
          <table:table-cell table:style-name="ce4" table:number-columns-repeated="2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5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/>
          <table:table-cell table:style-name="ce12"/>
          <table:table-cell table:style-name="ce14"/>
          <table:table-cell table:style-name="ce15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/>
          <table:table-cell table:number-columns-repeated="99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Очистка ванны</text:p>
          </table:table-cell>
          <table:table-cell table:style-name="ce4" table:number-columns-repeated="2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5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/>
          <table:table-cell table:style-name="ce12"/>
          <table:table-cell table:style-name="ce14"/>
          <table:table-cell table:style-name="ce15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/>
          <table:table-cell table:number-columns-repeated="991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Очистка кожухов и проверка их изнашивания</text:p>
          </table:table-cell>
          <table:table-cell table:style-name="ce4" table:number-columns-repeated="2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5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/>
          <table:table-cell table:style-name="ce12"/>
          <table:table-cell table:style-name="ce14"/>
          <table:table-cell table:style-name="ce15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/>
          <table:table-cell table:number-columns-repeated="991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Проверить корректность смазки</text:p>
          </table:table-cell>
          <table:table-cell table:style-name="ce4" table:number-columns-repeated="2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5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/>
          <table:table-cell table:style-name="ce12"/>
          <table:table-cell table:style-name="ce14"/>
          <table:table-cell table:style-name="ce15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/>
          <table:table-cell table:number-columns-repeated="991"/>
        </table:table-row>
        <table:table-row table:style-name="ro4">
          <table:table-cell table:number-columns-repeated="28"/>
          <table:table-cell table:style-name="ce16" table:number-columns-repeated="5"/>
          <table:table-cell table:number-columns-repeated="99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>
          <table:table-cell/>
          <table:table-cell table:style-name="ce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8" table:number-rows-repeated="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Для механиков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10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 table:number-columns-spanned="33" table:number-rows-spanned="1">
            <text:p>ТО обрабатывающего центра с ЧПУ INTERMAC Master 23 инв.№55550160 для механиков</text:p>
          </table:table-cell>
          <table:covered-table-cell table:number-columns-repeated="32" table:style-name="ce1"/>
          <table:table-cell table:number-columns-repeated="991"/>
        </table:table-row>
        <table:table-row table:style-name="ro4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1" table:number-rows-spanned="2">
            <text:p>№ п.п.</text:p>
          </table:table-cell>
          <table:table-cell table:style-name="ce17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22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22"/>
          <table:table-cell table:number-columns-repeated="991"/>
        </table:table-row>
        <table:table-row table:style-name="ro4">
          <table:covered-table-cell table:number-columns-repeated="2" table:style-name="ce17"/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99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Чистка водяного насоса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Чистка вакуумного фильтра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Очистка направляющих и ходовых винтов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Чистка вакуумного насоса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Техническое обслуживание </text:p>
            <text:p>механизмов скольжения подвижных </text:p>
            <text:p>перегородок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Проверка уровня антифриза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Очистка баков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7">
          <table:table-cell table:style-name="ce4"/>
          <table:table-cell table:style-name="ce5" office:value-type="string" calcext:value-type="string">
            <text:p>Замена фильтра удаления масла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7">
          <table:table-cell table:style-name="ce4"/>
          <table:table-cell table:style-name="ce5" office:value-type="string" calcext:value-type="string">
            <text:p>Чистка или замена фильтра-осушителя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9">
          <table:table-cell table:style-name="ce4"/>
          <table:table-cell table:style-name="ce5" office:value-type="string" calcext:value-type="string">
            <text:p>Очистка или замена воздушного </text:p>
            <text:p>фильтра системы наддува электрошпинделя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7">
          <table:table-cell table:style-name="ce4"/>
          <table:table-cell table:style-name="ce5" office:value-type="string" calcext:value-type="string">
            <text:p>Полная замена жидкости охлаждения электрошпинделя</text:p>
          </table:table-cell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office:value-type="string" calcext:value-type="string">
            <text:p>v</text:p>
          </table:table-cell>
          <table:table-cell table:style-name="ce4" table:number-columns-repeated="4"/>
          <table:table-cell table:style-name="ce14"/>
          <table:table-cell table:number-columns-repeated="991"/>
        </table:table-row>
        <table:table-row table:style-name="ro1">
          <table:table-cell table:style-name="ce4" office:value-type="string" calcext:value-type="string" table:number-columns-spanned="2" table:number-rows-spanned="1">
            <text:p>отметка о выполнении</text:p>
          </table:table-cell>
          <table:covered-table-cell table:style-name="ce4"/>
          <table:table-cell table:style-name="ce4" table:number-columns-repeated="2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 table:number-columns-repeated="2"/>
          <table:table-cell table:style-name="ce4" table:number-columns-repeated="5"/>
          <table:table-cell table:style-name="ce14"/>
          <table:table-cell table:number-columns-repeated="991"/>
        </table:table-row>
        <table:table-row table:style-name="ro4">
          <table:table-cell table:number-columns-repeated="28"/>
          <table:table-cell table:style-name="ce16" table:number-columns-repeated="5"/>
          <table:table-cell table:number-columns-repeated="991"/>
        </table:table-row>
        <table:table-row table:style-name="ro7">
          <table:table-cell/>
          <table:table-cell table:style-name="ce6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7">
          <table:table-cell/>
          <table:table-cell table:style-name="ce7" office:value-type="string" calcext:value-type="string">
            <text:p>Поставить + о выполнении обслуживания</text:p>
          </table:table-cell>
          <table:table-cell table:number-columns-repeated="1022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 table:style-name="ce8"/>
          <table:table-cell table:style-name="ce10"/>
          <table:table-cell table:number-columns-repeated="1021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9:09:15.425000000</meta:creation-date>
    <dc:date>2022-11-30T09:58:50.598000000</dc:date>
    <meta:editing-duration>PT39M46S</meta:editing-duration>
    <meta:editing-cycles>9</meta:editing-cycles>
    <meta:generator>LibreOffice/7.3.6.2$Windows_X86_64 LibreOffice_project/c28ca90fd6e1a19e189fc16c05f8f8924961e12e</meta:generator>
    <meta:print-date>2022-11-30T09:52:35.681000000</meta:print-date>
    <meta:document-statistic meta:table-count="2" meta:cell-count="216" meta:object-count="0"/>
  </office:meta>
</office:document-meta>
</file>